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justify" fo:break-before="auto" fo:line-height="100%" fo:margin-top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" style:family="paragraph" style:parent-style-name="Standard">
      <style:paragraph-properties fo:text-align="justify" fo:break-before="auto" fo:line-height="100%" fo:margin-top="0cm" style:writing-mode="lr-tb"/>
    </style:style>
    <style:style style:name="P3" style:family="paragraph" style:parent-style-name="Standard">
      <style:paragraph-properties fo:text-align="justify" fo:break-before="auto" fo:line-height="100%" fo:margin-top="0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4" style:family="paragraph" style:parent-style-name="Standard">
      <style:paragraph-properties fo:text-align="justify" fo:break-before="auto" fo:line-height="100%" fo:margin-top="0cm" style:writing-mode="lr-tb"/>
    </style:style>
    <style:style style:name="P5" style:family="paragraph" style:parent-style-name="Standard">
      <style:paragraph-properties fo:text-align="justify" fo:break-before="auto" fo:line-height="100%" fo:margin-top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6" style:family="paragraph" style:parent-style-name="Standard">
      <style:paragraph-properties fo:text-align="justify" fo:break-before="auto" fo:line-height="100%" fo:margin-top="0cm" style:writing-mode="lr-tb"/>
    </style:style>
    <style:style style:name="P7" style:family="paragraph" style:parent-style-name="Standard">
      <style:paragraph-properties fo:text-align="justify" fo:break-before="auto" fo:line-height="100%" fo:margin-top="0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fo:break-before="auto" fo:line-height="100%" fo:margin-top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text-indent="1.249cm" fo:line-height="100%" fo:margin-top="0cm" style:writing-mode="lr-tb"/>
    </style:style>
    <style:style style:name="P11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1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text-indent="0cm" fo:line-height="100%" fo:margin-top="0cm" fo:margin-left="0cm" style:writing-mode="lr-tb"/>
    </style:style>
    <style:style style:name="P13" style:family="paragraph" style:parent-style-name="Standard">
      <style:paragraph-properties fo:text-align="justify" fo:break-before="auto" fo:line-height="100%" fo:margin-top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3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fo:break-before="auto" fo:line-height="100%" fo:margin-top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6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justify" fo:break-before="auto" fo:line-height="100%" fo:margin-top="0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7_1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justify" fo:break-before="auto" fo:line-height="100%" fo:margin-top="0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9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1" style:family="paragraph" style:parent-style-name="Standard">
      <style:paragraph-properties fo:text-align="justify" fo:break-before="auto" fo:line-height="100%" fo:margin-top="0cm" style:writing-mode="lr-tb"/>
    </style:style>
    <style:style style:name="T21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1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2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3" style:family="paragraph" style:parent-style-name="Standard">
      <style:paragraph-properties fo:text-align="justify" fo:break-before="auto" fo:line-height="100%" fo:margin-top="0cm" style:writing-mode="lr-tb"/>
    </style:style>
    <style:style style:name="T2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3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5" style:family="paragraph" style:parent-style-name="Standard">
      <style:paragraph-properties fo:text-align="justify" fo:break-before="auto" fo:line-height="100%" fo:margin-top="0cm" style:writing-mode="lr-tb"/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5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6" style:family="paragraph" style:parent-style-name="Standard">
      <style:paragraph-properties fo:text-align="justify" fo:break-before="auto" fo:line-height="100%" fo:margin-top="0cm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7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2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2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</office:automatic-styles>
  <office:body>
    <office:text>
      <text:p text:style-name="P1"><text:span text:style-name="T1_1">Felieton</text:span><text:span text:style-name="T1_2"><text:s/>9</text:span></text:p>
      <text:p text:style-name="P2"/>
      <text:p text:style-name="P3"><text:span text:style-name="T3_1">Pamiętnik</text:span><text:span text:style-name="T3_2"><text:s/></text:span><text:span text:style-name="T3_3">Oficera</text:span><text:span text:style-name="T3_4"><text:s/></text:span><text:span text:style-name="T3_5">Maremachtu</text:span><text:span text:style-name="T3_6"><text:s/>9</text:span></text:p>
      <text:p text:style-name="P4"/>
      <text:p text:style-name="P5"><text:span text:style-name="T5_1">Fandom</text:span><text:span text:style-name="T5_2"><text:s/></text:span><text:span text:style-name="T5_3">mój</text:span><text:span text:style-name="T5_4"><text:s/></text:span><text:span text:style-name="T5_5">widzę</text:span><text:span text:style-name="T5_6"><text:s/></text:span><text:span text:style-name="T5_7">ogromny</text:span><text:span text:style-name="T5_8">!</text:span></text:p>
      <text:p text:style-name="P6"/>
      <text:p text:style-name="P7"><text:span text:style-name="T7_1">Niektórzy</text:span><text:span text:style-name="T7_2"><text:s/></text:span><text:span text:style-name="T7_3">zastanawiają</text:span><text:span text:style-name="T7_4"><text:s/></text:span><text:span text:style-name="T7_5">się</text:span><text:span text:style-name="T7_6">,<text:s/></text:span><text:span text:style-name="T7_7">co</text:span><text:span text:style-name="T7_8"><text:s/></text:span><text:span text:style-name="T7_9">stanowi</text:span><text:span text:style-name="T7_10"><text:s/></text:span><text:span text:style-name="T7_11">o</text:span><text:span text:style-name="T7_12"><text:s/></text:span><text:span text:style-name="T7_13">sukcesie</text:span><text:span text:style-name="T7_14"><text:s/></text:span><text:span text:style-name="T7_15">niektórych</text:span><text:span text:style-name="T7_16"><text:s/></text:span><text:span text:style-name="T7_17">fandomów</text:span><text:span text:style-name="T7_18"><text:s/></text:span><text:span text:style-name="T7_19">w</text:span><text:span text:style-name="T7_20"><text:s/></text:span><text:span text:style-name="T7_21">Polsce</text:span><text:span text:style-name="T7_22">.<text:s/></text:span><text:span text:style-name="T7_23">Jak</text:span><text:span text:style-name="T7_24"><text:s/></text:span><text:span text:style-name="T7_25">to</text:span><text:span text:style-name="T7_26"><text:s/></text:span><text:span text:style-name="T7_27">jest</text:span><text:span text:style-name="T7_28">,<text:s/></text:span><text:span text:style-name="T7_29">że</text:span><text:span text:style-name="T7_30"><text:s/></text:span><text:span text:style-name="T7_31">Kraków</text:span><text:span text:style-name="T7_32"><text:s/></text:span><text:span text:style-name="T7_33">robi</text:span><text:span text:style-name="T7_34"><text:s/></text:span><text:span text:style-name="T7_35">kosmiczne</text:span><text:span text:style-name="T7_36"><text:s/></text:span><text:span text:style-name="T7_37">meety</text:span><text:span text:style-name="T7_38"><text:s/></text:span><text:span text:style-name="T7_39">na</text:span><text:span text:style-name="T7_40"><text:s/>100-200<text:s/></text:span><text:span text:style-name="T7_41">osób</text:span><text:span text:style-name="T7_42"><text:s/></text:span><text:span text:style-name="T7_43">i</text:span><text:span text:style-name="T7_44"><text:s/></text:span><text:span text:style-name="T7_45">to</text:span><text:span text:style-name="T7_46"><text:s/></text:span><text:span text:style-name="T7_47">ujęte</text:span><text:span text:style-name="T7_48"><text:s/></text:span><text:span text:style-name="T7_49">w</text:span><text:span text:style-name="T7_50"><text:s/></text:span><text:span text:style-name="T7_51">profesjonalne</text:span><text:span text:style-name="T7_52"><text:s/></text:span><text:span text:style-name="T7_53">ramy</text:span><text:span text:style-name="T7_54">?<text:s/></text:span><text:span text:style-name="T7_55">Na</text:span><text:span text:style-name="T7_56"><text:s/></text:span><text:span text:style-name="T7_57">Śląsku</text:span><text:span text:style-name="T7_58"><text:s/></text:span><text:span text:style-name="T7_59">nawet</text:span><text:span text:style-name="T7_60"><text:s/></text:span><text:span text:style-name="T7_61">na</text:span><text:span text:style-name="T7_62"><text:s/></text:span><text:span text:style-name="T7_63">minimeety</text:span><text:span text:style-name="T7_64"><text:s/></text:span><text:span text:style-name="T7_65">przychodzi</text:span><text:span text:style-name="T7_66"><text:s/></text:span><text:span text:style-name="T7_67">więcej</text:span><text:span text:style-name="T7_68"><text:s/></text:span><text:span text:style-name="T7_69">ludzi</text:span><text:span text:style-name="T7_70">,<text:s/></text:span><text:span text:style-name="T7_71">niż</text:span><text:span text:style-name="T7_72"><text:s/></text:span><text:span text:style-name="T7_73">liczą</text:span><text:span text:style-name="T7_74"><text:s/></text:span><text:span text:style-name="T7_75">niektóre</text:span><text:span text:style-name="T7_76"><text:s/></text:span><text:span text:style-name="T7_77">fandomy</text:span><text:span text:style-name="T7_78"><text:s/></text:span><text:span text:style-name="T7_79">we</text:span><text:span text:style-name="T7_80"><text:s/></text:span><text:span text:style-name="T7_81">wcale</text:span><text:span text:style-name="T7_82"><text:s/></text:span><text:span text:style-name="T7_83">nie</text:span><text:span text:style-name="T7_84"><text:s/></text:span><text:span text:style-name="T7_85">najmniejszych</text:span><text:span text:style-name="T7_86"><text:s/></text:span><text:span text:style-name="T7_87">miastach</text:span><text:span text:style-name="T7_88">!<text:s/></text:span><text:span text:style-name="T7_89">Jak</text:span><text:span text:style-name="T7_90"><text:s/></text:span><text:span text:style-name="T7_91">Tribrony</text:span><text:span text:style-name="T7_92"><text:s/></text:span><text:span text:style-name="T7_93">daje</text:span><text:span text:style-name="T7_94"><text:s/></text:span><text:span text:style-name="T7_95">radę</text:span><text:span text:style-name="T7_96"><text:s/></text:span><text:span text:style-name="T7_97">montować</text:span><text:span text:style-name="T7_98"><text:s/></text:span><text:span text:style-name="T7_99">zorganizowane</text:span><text:span text:style-name="T7_100"><text:s/></text:span><text:span text:style-name="T7_101">ponymeety</text:span><text:span text:style-name="T7_102"><text:s/></text:span><text:span text:style-name="T7_103">co</text:span><text:span text:style-name="T7_104"><text:s/></text:span><text:span text:style-name="T7_105">dwa</text:span><text:span text:style-name="T7_106"><text:s/></text:span><text:span text:style-name="T7_107">miesiące</text:span><text:span text:style-name="T7_108">?</text:span></text:p>
      <text:p text:style-name="P8"/>
      <text:p text:style-name="P9"><text:span text:style-name="T9_1">Kwestią</text:span><text:span text:style-name="T9_2"><text:s/></text:span><text:span text:style-name="T9_3">kluczową</text:span><text:span text:style-name="T9_4"><text:s/></text:span><text:span text:style-name="T9_5">jest</text:span><text:span text:style-name="T9_6"><text:s/></text:span><text:span text:style-name="T9_7">tutaj</text:span><text:span text:style-name="T9_8"><text:s/></text:span><text:span text:style-name="T9_9">oficer</text:span><text:span text:style-name="T9_10">.<text:s/></text:span><text:span text:style-name="T9_11">Taki</text:span><text:span text:style-name="T9_12"><text:s/></text:span><text:span text:style-name="T9_13">koleś</text:span><text:span text:style-name="T9_14">,<text:s/></text:span><text:span text:style-name="T9_15">który</text:span><text:span text:style-name="T9_16"><text:s/></text:span><text:span text:style-name="T9_17">zamiast</text:span><text:span text:style-name="T9_18"><text:s/></text:span><text:span text:style-name="T9_19">wieczorem</text:span><text:span text:style-name="T9_20"><text:s/></text:span><text:span text:style-name="T9_21">grać</text:span><text:span text:style-name="T9_22"><text:s/></text:span><text:span text:style-name="T9_23">w</text:span><text:span text:style-name="T9_24"><text:s/></text:span><text:span text:style-name="T9_25">LoLa</text:span><text:span text:style-name="T9_26">,<text:s/></text:span><text:span text:style-name="T9_27">zastanowi</text:span><text:span text:style-name="T9_28"><text:s/></text:span><text:span text:style-name="T9_29">się</text:span><text:span text:style-name="T9_30">,<text:s/></text:span><text:span text:style-name="T9_31">jak</text:span><text:span text:style-name="T9_32"><text:s/></text:span><text:span text:style-name="T9_33">zmobilizować</text:span><text:span text:style-name="T9_34"><text:s/></text:span><text:span text:style-name="T9_35">lokalnych</text:span><text:span text:style-name="T9_36"><text:s/></text:span><text:span text:style-name="T9_37">broniaczy</text:span><text:span text:style-name="T9_38"><text:s/></text:span><text:span text:style-name="T9_39">do</text:span><text:span text:style-name="T9_40"><text:s/></text:span><text:span text:style-name="T9_41">spotkania</text:span><text:span text:style-name="T9_42"><text:s/></text:span><text:span text:style-name="T9_43">się</text:span><text:span text:style-name="T9_44"><text:s/></text:span><text:span text:style-name="T9_45">w</text:span><text:span text:style-name="T9_46"><text:s/></text:span><text:span text:style-name="T9_47">jakichś</text:span><text:span text:style-name="T9_48"><text:s/></text:span><text:span text:style-name="T9_49">innych</text:span><text:span text:style-name="T9_50"><text:s/></text:span><text:span text:style-name="T9_51">okolicznościach</text:span><text:span text:style-name="T9_52"><text:s/></text:span><text:span text:style-name="T9_53">niż</text:span><text:span text:style-name="T9_54"><text:s/></text:span><text:span text:style-name="T9_55">nudny</text:span><text:span text:style-name="T9_56"><text:s/></text:span><text:span text:style-name="T9_57">i</text:span><text:span text:style-name="T9_58"><text:s/></text:span><text:span text:style-name="T9_59">sztampowy</text:span><text:span text:style-name="T9_60"><text:s/></text:span><text:span text:style-name="T9_61">KFCmeet</text:span><text:span text:style-name="T9_62">.<text:s/></text:span><text:span text:style-name="T9_63">Zaproponuje</text:span><text:span text:style-name="T9_64"><text:s/></text:span><text:span text:style-name="T9_65">im</text:span><text:span text:style-name="T9_66"><text:s/></text:span><text:span text:style-name="T9_67">coś</text:span><text:span text:style-name="T9_68"><text:s/></text:span><text:span text:style-name="T9_69">kreatywnego</text:span><text:span text:style-name="T9_70">.<text:s/></text:span></text:p>
      <text:p text:style-name="P10"/>
      <text:p text:style-name="P11"><text:span text:style-name="T11_1">„</text:span><text:span text:style-name="T11_2">Ludzie</text:span><text:span text:style-name="T11_3">!<text:s/></text:span><text:span text:style-name="T11_4">Weźmy</text:span><text:span text:style-name="T11_5"><text:s/></text:span><text:span text:style-name="T11_6">zgromadźmy</text:span><text:span text:style-name="T11_7"><text:s/></text:span><text:span text:style-name="T11_8">się</text:span><text:span text:style-name="T11_9"><text:s/></text:span><text:span text:style-name="T11_10">w</text:span><text:span text:style-name="T11_11"><text:s/></text:span><text:span text:style-name="T11_12">większej</text:span><text:span text:style-name="T11_13"><text:s/></text:span><text:span text:style-name="T11_14">liczbie</text:span><text:span text:style-name="T11_15">,<text:s/></text:span><text:span text:style-name="T11_16">pobawmy</text:span><text:span text:style-name="T11_17"><text:s/></text:span><text:span text:style-name="T11_18">na</text:span><text:span text:style-name="T11_19"><text:s/></text:span><text:span text:style-name="T11_20">turniejach</text:span><text:span text:style-name="T11_21">,<text:s/></text:span><text:span text:style-name="T11_22">pogadajmy</text:span><text:span text:style-name="T11_23"><text:s/></text:span><text:span text:style-name="T11_24">o</text:span><text:span text:style-name="T11_25"><text:s/></text:span><text:span text:style-name="T11_26">kucykach</text:span><text:span text:style-name="T11_27"><text:s/></text:span><text:span text:style-name="T11_28">na</text:span><text:span text:style-name="T11_29"><text:s/></text:span><text:span text:style-name="T11_30">prelekcjach</text:span><text:span text:style-name="T11_31">,<text:s/></text:span><text:span text:style-name="T11_32">pograjmy</text:span><text:span text:style-name="T11_33"><text:s/></text:span><text:span text:style-name="T11_34">w</text:span><text:span text:style-name="T11_35"><text:s/></text:span><text:span text:style-name="T11_36">FiMa</text:span><text:span text:style-name="T11_37"><text:s/></text:span><text:span text:style-name="T11_38">i</text:span><text:span text:style-name="T11_39"><text:s/></text:span><text:span text:style-name="T11_40">może</text:span><text:span text:style-name="T11_41"><text:s/></text:span><text:span text:style-name="T11_42">obejrzyjmy</text:span><text:span text:style-name="T11_43"><text:s/></text:span><text:span text:style-name="T11_44">razem</text:span><text:span text:style-name="T11_45"><text:s/></text:span><text:span text:style-name="T11_46">odcinek</text:span><text:span text:style-name="T11_47">!”.</text:span></text:p>
      <text:p text:style-name="P12"/>
      <text:p text:style-name="P13"><text:span text:style-name="T13_1">To</text:span><text:span text:style-name="T13_2"><text:s/></text:span><text:span text:style-name="T13_3">najkrótszy</text:span><text:span text:style-name="T13_4"><text:s/></text:span><text:span text:style-name="T13_5">przepis</text:span><text:span text:style-name="T13_6"><text:s/></text:span><text:span text:style-name="T13_7">na</text:span><text:span text:style-name="T13_8"><text:s/></text:span><text:span text:style-name="T13_9">zorganizowanego</text:span><text:span text:style-name="T13_10"><text:s/></text:span><text:span text:style-name="T13_11">ponymeeta</text:span><text:span text:style-name="T13_12">.<text:s/></text:span><text:span text:style-name="T13_13">By</text:span><text:span text:style-name="T13_14"><text:s/></text:span><text:span text:style-name="T13_15">takiego</text:span><text:span text:style-name="T13_16"><text:s/></text:span><text:span text:style-name="T13_17">zrobić</text:span><text:span text:style-name="T13_18">,<text:s/></text:span><text:span text:style-name="T13_19">wcale</text:span><text:span text:style-name="T13_20"><text:s/></text:span><text:span text:style-name="T13_21">nie</text:span><text:span text:style-name="T13_22"><text:s/></text:span><text:span text:style-name="T13_23">trzeba</text:span><text:span text:style-name="T13_24"><text:s/></text:span><text:span text:style-name="T13_25">mieć</text:span><text:span text:style-name="T13_26"><text:s/></text:span><text:span text:style-name="T13_27">kasy</text:span><text:span text:style-name="T13_28"><text:s/></text:span><text:span text:style-name="T13_29">jak</text:span><text:span text:style-name="T13_30"><text:s/></text:span><text:span text:style-name="T13_31">lodu</text:span><text:span text:style-name="T13_32">,<text:s/></text:span><text:span text:style-name="T13_33">znajomości</text:span><text:span text:style-name="T13_34"><text:s/></text:span><text:span text:style-name="T13_35">w</text:span><text:span text:style-name="T13_36"><text:s/></text:span><text:span text:style-name="T13_37">Moskwie</text:span><text:span text:style-name="T13_38">,<text:s/></text:span><text:span text:style-name="T13_39">a</text:span><text:span text:style-name="T13_40"><text:s/></text:span><text:span text:style-name="T13_41">nawet</text:span><text:span text:style-name="T13_42"><text:s/></text:span><text:span text:style-name="T13_43">charyzmy</text:span><text:span text:style-name="T13_44"><text:s/></text:span><text:span text:style-name="T13_45">zdolnej</text:span><text:span text:style-name="T13_46"><text:s/></text:span><text:span text:style-name="T13_47">do</text:span><text:span text:style-name="T13_48"><text:s/></text:span><text:span text:style-name="T13_49">nawrócenia</text:span><text:span text:style-name="T13_50"><text:s/></text:span><text:span text:style-name="T13_51">Kambodży</text:span><text:span text:style-name="T13_52"><text:s/></text:span><text:span text:style-name="T13_53">na</text:span><text:span text:style-name="T13_54"><text:s/></text:span><text:span text:style-name="T13_55">stronę</text:span><text:span text:style-name="T13_56"><text:s/></text:span><text:span text:style-name="T13_57">światłości</text:span><text:span text:style-name="T13_58">.<text:s/></text:span><text:span text:style-name="T13_59">Wystarczy</text:span><text:span text:style-name="T13_60"><text:s/></text:span><text:span text:style-name="T13_61">odrobina</text:span><text:span text:style-name="T13_62"><text:s/></text:span><text:span text:style-name="T13_63">wewnętrznego</text:span><text:span text:style-name="T13_64"><text:s/></text:span><text:span text:style-name="T13_65">ogarnięcia</text:span><text:span text:style-name="T13_66">.<text:s/></text:span><text:span text:style-name="T13_67">Mam</text:span><text:span text:style-name="T13_68"><text:s/></text:span><text:span text:style-name="T13_69">pomysł</text:span><text:span text:style-name="T13_70"><text:s/></text:span><text:span text:style-name="T13_71">na</text:span><text:span text:style-name="T13_72"><text:s/></text:span><text:span text:style-name="T13_73">meeta</text:span><text:span text:style-name="T13_74">!<text:s/></text:span><text:span text:style-name="T13_75">Szukam</text:span><text:span text:style-name="T13_76"><text:s/></text:span><text:span text:style-name="T13_77">miejscówy</text:span><text:span text:style-name="T13_78"><text:s/></text:span><text:span text:style-name="T13_79">i</text:span><text:span text:style-name="T13_80"><text:s/></text:span><text:span text:style-name="T13_81">ją</text:span><text:span text:style-name="T13_82"><text:s/></text:span><text:span text:style-name="T13_83">znajduję</text:span><text:span text:style-name="T13_84">.<text:s/></text:span><text:span text:style-name="T13_85">Jak</text:span><text:span text:style-name="T13_86"><text:s/></text:span><text:span text:style-name="T13_87">jest</text:span><text:span text:style-name="T13_88"><text:s/></text:span><text:span text:style-name="T13_89">za</text:span><text:span text:style-name="T13_90"><text:s/></text:span><text:span text:style-name="T13_91">darmo</text:span><text:span text:style-name="T13_92">,<text:s/></text:span><text:span text:style-name="T13_93">to</text:span><text:span text:style-name="T13_94"><text:s/></text:span><text:span text:style-name="T13_95">super</text:span><text:span text:style-name="T13_96">.<text:s/></text:span><text:span text:style-name="T13_97">Jak</text:span><text:span text:style-name="T13_98"><text:s/></text:span><text:span text:style-name="T13_99">nie</text:span><text:span text:style-name="T13_100">,<text:s/></text:span><text:span text:style-name="T13_101">to</text:span><text:span text:style-name="T13_102"><text:s/></text:span><text:span text:style-name="T13_103">zrzutka</text:span><text:span text:style-name="T13_104"><text:s/></text:span><text:span text:style-name="T13_105">po</text:span><text:span text:style-name="T13_106"><text:s/>5<text:s/></text:span><text:span text:style-name="T13_107">zł</text:span><text:span text:style-name="T13_108"><text:s/></text:span><text:span text:style-name="T13_109">od</text:span><text:span text:style-name="T13_110"><text:s/></text:span><text:span text:style-name="T13_111">uczestników</text:span><text:span text:style-name="T13_112"><text:s/></text:span><text:span text:style-name="T13_113">i</text:span><text:span text:style-name="T13_114"><text:s/></text:span><text:span text:style-name="T13_115">pokrywamy</text:span><text:span text:style-name="T13_116"><text:s/></text:span><text:span text:style-name="T13_117">koszty</text:span><text:span text:style-name="T13_118">.<text:s/></text:span><text:span text:style-name="T13_119">Info</text:span><text:span text:style-name="T13_120"><text:s/></text:span><text:span text:style-name="T13_121">w</text:span><text:span text:style-name="T13_122"><text:s/></text:span><text:span text:style-name="T13_123">internet</text:span><text:span text:style-name="T13_124"><text:s/></text:span><text:span text:style-name="T13_125">i</text:span><text:span text:style-name="T13_126"><text:s/></text:span><text:span text:style-name="T13_127">mamy</text:span><text:span text:style-name="T13_128"><text:s/></text:span><text:span text:style-name="T13_129">meeta</text:span><text:span text:style-name="T13_130">!</text:span></text:p>
      <text:p text:style-name="P14"/>
      <text:p text:style-name="P15"><text:span text:style-name="T15_1">Dobra</text:span><text:span text:style-name="T15_2">,<text:s/></text:span><text:span text:style-name="T15_3">to</text:span><text:span text:style-name="T15_4"><text:s/></text:span><text:span text:style-name="T15_5">nie</text:span><text:span text:style-name="T15_6"><text:s/></text:span><text:span text:style-name="T15_7">jest</text:span><text:span text:style-name="T15_8"><text:s/></text:span><text:span text:style-name="T15_9">jednak</text:span><text:span text:style-name="T15_10"><text:s/></text:span><text:span text:style-name="T15_11">aż</text:span><text:span text:style-name="T15_12"><text:s/></text:span><text:span text:style-name="T15_13">tak</text:span><text:span text:style-name="T15_14"><text:s/></text:span><text:span text:style-name="T15_15">proste</text:span><text:span text:style-name="T15_16">.<text:s/></text:span><text:span text:style-name="T15_17">Co</text:span><text:span text:style-name="T15_18"><text:s/></text:span><text:span text:style-name="T15_19">zrobić</text:span><text:span text:style-name="T15_20">,<text:s/></text:span><text:span text:style-name="T15_21">jak</text:span><text:span text:style-name="T15_22"><text:s/></text:span><text:span text:style-name="T15_23">ludzie</text:span><text:span text:style-name="T15_24"><text:s/></text:span><text:span text:style-name="T15_25">oleją</text:span><text:span text:style-name="T15_26"><text:s/></text:span><text:span text:style-name="T15_27">i</text:span><text:span text:style-name="T15_28"><text:s/></text:span><text:span text:style-name="T15_29">nie</text:span><text:span text:style-name="T15_30"><text:s/></text:span><text:span text:style-name="T15_31">przyjdą</text:span><text:span text:style-name="T15_32">?<text:s/></text:span><text:span text:style-name="T15_33">Zostaniemy</text:span><text:span text:style-name="T15_34"><text:s/></text:span><text:span text:style-name="T15_35">z</text:span><text:span text:style-name="T15_36"><text:s text:c="2"/></text:span><text:span text:style-name="T15_37">rachunkiem</text:span><text:span text:style-name="T15_38"><text:s/></text:span><text:span text:style-name="T15_39">za</text:span><text:span text:style-name="T15_40"><text:s/></text:span><text:span text:style-name="T15_41">wynajęcie</text:span><text:span text:style-name="T15_42"><text:s/></text:span><text:span text:style-name="T15_43">sali</text:span><text:span text:style-name="T15_44"><text:s/></text:span><text:span text:style-name="T15_45">i</text:span><text:span text:style-name="T15_46"><text:s/></text:span><text:span text:style-name="T15_47">wrażeniem</text:span><text:span text:style-name="T15_48"><text:s/></text:span><text:span text:style-name="T15_49">zmarnowania</text:span><text:span text:style-name="T15_50"><text:s/></text:span><text:span text:style-name="T15_51">własnego</text:span><text:span text:style-name="T15_52"><text:s/></text:span><text:span text:style-name="T15_53">życia</text:span><text:span text:style-name="T15_54">.<text:s/></text:span></text:p>
      <text:p text:style-name="P16"/>
      <text:p text:style-name="P17"><text:span text:style-name="T17_1">Tutaj</text:span><text:span text:style-name="T17_2"><text:s/></text:span><text:span text:style-name="T17_3">można</text:span><text:span text:style-name="T17_4"><text:s/></text:span><text:span text:style-name="T17_5">zastosować</text:span><text:span text:style-name="T17_6"><text:s/></text:span><text:span text:style-name="T17_7">mały</text:span><text:span text:style-name="T17_8"><text:s/></text:span><text:span text:style-name="T17_9">fortel</text:span><text:span text:style-name="T17_10"><text:s/></text:span><text:span text:style-name="T17_11">i</text:span><text:span text:style-name="T17_12"><text:s/></text:span><text:span text:style-name="T17_13">o</text:span><text:span text:style-name="T17_14"><text:s/></text:span><text:span text:style-name="T17_15">asygnowanie</text:span><text:span text:style-name="T17_16"><text:s/></text:span><text:span text:style-name="T17_17">meeta</text:span><text:span text:style-name="T17_18"><text:s/></text:span><text:span text:style-name="T17_19">swoim</text:span><text:span text:style-name="T17_20"><text:s/></text:span><text:span text:style-name="T17_21">nickiem</text:span><text:span text:style-name="T17_22"><text:s/></text:span><text:span text:style-name="T17_23">poprosić</text:span><text:span text:style-name="T17_24"><text:s/></text:span><text:span text:style-name="T17_25">kogoś</text:span><text:span text:style-name="T17_26"><text:s/></text:span><text:span text:style-name="T17_27">lubianego</text:span><text:span text:style-name="T17_28">.<text:s/></text:span><text:span text:style-name="T17_29">Piszemy</text:span><text:span text:style-name="T17_30"><text:s/></text:span><text:span text:style-name="T17_31">do</text:span><text:span text:style-name="T17_32"><text:s/></text:span><text:span text:style-name="T17_33">Lauren</text:span><text:span text:style-name="T17_34"><text:s/></text:span><text:span text:style-name="T17_35">Faust</text:span><text:span text:style-name="T17_36"><text:s/></text:span><text:span text:style-name="T17_37">i</text:span><text:span text:style-name="T17_38"><text:s/></text:span><text:span text:style-name="T17_39">mówimy</text:span><text:span text:style-name="T17_40">,<text:s/></text:span><text:span text:style-name="T17_41">że</text:span><text:span text:style-name="T17_42"><text:s/></text:span><text:span text:style-name="T17_43">ta</text:span><text:span text:style-name="T17_44"><text:s/></text:span><text:span text:style-name="T17_45">osoba</text:span><text:span text:style-name="T17_46"><text:s/></text:span><text:span text:style-name="T17_47">będzie</text:span><text:span text:style-name="T17_48"><text:s/></text:span><text:span text:style-name="T17_49">na</text:span><text:span text:style-name="T17_50"><text:s/></text:span><text:span text:style-name="T17_51">meecie</text:span><text:span text:style-name="T17_52"><text:s/></text:span><text:span text:style-name="T17_53">lub</text:span><text:span text:style-name="T17_54"><text:s/></text:span><text:span text:style-name="T17_55">wręcz</text:span><text:span text:style-name="T17_56"><text:s/></text:span><text:span text:style-name="T17_57">ona</text:span><text:span text:style-name="T17_58"><text:s/></text:span><text:span text:style-name="T17_59">go</text:span><text:span text:style-name="T17_60"><text:s/></text:span><text:span text:style-name="T17_61">organizuje</text:span><text:span text:style-name="T17_62">.<text:s/></text:span><text:span text:style-name="T17_63">To</text:span><text:span text:style-name="T17_64"><text:s/></text:span><text:span text:style-name="T17_65">powinno</text:span><text:span text:style-name="T17_66"><text:s/></text:span><text:span text:style-name="T17_67">pomóc</text:span><text:span text:style-name="T17_68">.<text:s/></text:span><text:span text:style-name="T17_69">A</text:span><text:span text:style-name="T17_70"><text:s/></text:span><text:span text:style-name="T17_71">jak</text:span><text:span text:style-name="T17_72"><text:s/></text:span><text:span text:style-name="T17_73">Lauren</text:span><text:span text:style-name="T17_74"><text:s/></text:span><text:span text:style-name="T17_75">nie</text:span><text:span text:style-name="T17_76"><text:s/></text:span><text:span text:style-name="T17_77">zechce</text:span><text:span text:style-name="T17_78">,<text:s/></text:span><text:span text:style-name="T17_79">to</text:span><text:span text:style-name="T17_80"><text:s/></text:span><text:span text:style-name="T17_81">szukamy</text:span><text:span text:style-name="T17_82"><text:s/></text:span><text:span text:style-name="T17_83">kogoś</text:span><text:span text:style-name="T17_84"><text:s/></text:span><text:span text:style-name="T17_85">lokalnego</text:span><text:span text:style-name="T17_86">.<text:s/></text:span><text:span text:style-name="T17_87">Prosimy</text:span><text:span text:style-name="T17_88"><text:s/></text:span><text:span text:style-name="T17_89">naszych</text:span><text:span text:style-name="T17_90"><text:s/></text:span><text:span text:style-name="T17_91">bliskich</text:span><text:span text:style-name="T17_92"><text:s/></text:span><text:span text:style-name="T17_93">fandomowych</text:span><text:span text:style-name="T17_94"><text:s/></text:span><text:span text:style-name="T17_95">kumpli</text:span><text:span text:style-name="T17_96"><text:s/></text:span><text:span text:style-name="T17_97">o</text:span><text:span text:style-name="T17_98"><text:s/></text:span><text:span text:style-name="T17_99">przybycie</text:span><text:span text:style-name="T17_100">,<text:s/></text:span><text:span text:style-name="T17_101">niech</text:span><text:span text:style-name="T17_102"><text:s/></text:span><text:span text:style-name="T17_103">wypełnią</text:span><text:span text:style-name="T17_104"><text:s/></text:span><text:span text:style-name="T17_105">sobą</text:span><text:span text:style-name="T17_106"><text:s/></text:span><text:span text:style-name="T17_107">spotkanie</text:span><text:span text:style-name="T17_108">!<text:s/></text:span><text:span text:style-name="T17_109">Co</text:span><text:span text:style-name="T17_110"><text:s/></text:span><text:span text:style-name="T17_111">więcej</text:span><text:span text:style-name="T17_112">,<text:s/></text:span><text:span text:style-name="T17_113">jeśli</text:span><text:span text:style-name="T17_114"><text:s/></text:span><text:span text:style-name="T17_115">zaproponujemy</text:span><text:span text:style-name="T17_116"><text:s/></text:span><text:span text:style-name="T17_117">kreatywny</text:span><text:span text:style-name="T17_118"><text:s/></text:span><text:span text:style-name="T17_119">program</text:span><text:span text:style-name="T17_120">,<text:s/></text:span><text:span text:style-name="T17_121">który</text:span><text:span text:style-name="T17_122"><text:s/></text:span><text:span text:style-name="T17_123">wyraźnie</text:span><text:span text:style-name="T17_124"><text:s/></text:span><text:span text:style-name="T17_125">podkreślimy</text:span><text:span text:style-name="T17_126"><text:s/></text:span><text:span text:style-name="T17_127">jako</text:span><text:span text:style-name="T17_128"><text:s/></text:span><text:span text:style-name="T17_129">coś</text:span><text:span text:style-name="T17_130"><text:s/>„</text:span><text:span text:style-name="T17_131">ogarniętego</text:span><text:span text:style-name="T17_132">”<text:s/></text:span><text:span text:style-name="T17_133">i</text:span><text:span text:style-name="T17_134"><text:s/></text:span><text:span text:style-name="T17_135">lepszego</text:span><text:span text:style-name="T17_136"><text:s/></text:span><text:span text:style-name="T17_137">od</text:span><text:span text:style-name="T17_138"><text:s/></text:span><text:span text:style-name="T17_139">wydawania</text:span><text:span text:style-name="T17_140"><text:s/></text:span><text:span text:style-name="T17_141">kasy</text:span><text:span text:style-name="T17_142"><text:s/></text:span><text:span text:style-name="T17_143">na</text:span><text:span text:style-name="T17_144"><text:s/></text:span><text:span text:style-name="T17_145">frytki</text:span><text:span text:style-name="T17_146">,<text:s/></text:span><text:span text:style-name="T17_147">to</text:span><text:span text:style-name="T17_148"><text:s/></text:span><text:span text:style-name="T17_149">powinno</text:span><text:span text:style-name="T17_150"><text:s/></text:span><text:span text:style-name="T17_151">zadziałać</text:span><text:span text:style-name="T17_152">.</text:span></text:p>
      <text:p text:style-name="P18"/>
      <text:p text:style-name="P19"><text:span text:style-name="T19_1">OK</text:span><text:span text:style-name="T19_2">,<text:s/></text:span><text:span text:style-name="T19_3">ale</text:span><text:span text:style-name="T19_4"><text:s/></text:span><text:span text:style-name="T19_5">po</text:span><text:span text:style-name="T19_6"><text:s/></text:span><text:span text:style-name="T19_7">co</text:span><text:span text:style-name="T19_8"><text:s/></text:span><text:span text:style-name="T19_9">to</text:span><text:span text:style-name="T19_10"><text:s/></text:span><text:span text:style-name="T19_11">wszystko</text:span><text:span text:style-name="T19_12">?<text:s/></text:span><text:span text:style-name="T19_13">Po</text:span><text:span text:style-name="T19_14"><text:s/></text:span><text:span text:style-name="T19_15">co</text:span><text:span text:style-name="T19_16"><text:s/></text:span><text:span text:style-name="T19_17">w</text:span><text:span text:style-name="T19_18"><text:s/></text:span><text:span text:style-name="T19_19">takim</text:span><text:span text:style-name="T19_20"><text:s/></text:span><text:span text:style-name="T19_21">Wąchocku</text:span><text:span text:style-name="T19_22"><text:s/></text:span><text:span text:style-name="T19_23">czy</text:span><text:span text:style-name="T19_24"><text:s/></text:span><text:span text:style-name="T19_25">innej</text:span><text:span text:style-name="T19_26"><text:s/></text:span><text:span text:style-name="T19_27">małej</text:span><text:span text:style-name="T19_28"><text:s/></text:span><text:span text:style-name="T19_29">miejscowości</text:span><text:span text:style-name="T19_30"><text:s/></text:span><text:span text:style-name="T19_31">ruszać</text:span><text:span text:style-name="T19_32"><text:s/></text:span><text:span text:style-name="T19_33">fandom</text:span><text:span text:style-name="T19_34">?<text:s/></text:span><text:span text:style-name="T19_35">Tak</text:span><text:span text:style-name="T19_36"><text:s/></text:span><text:span text:style-name="T19_37">samo</text:span><text:span text:style-name="T19_38"><text:s/></text:span><text:span text:style-name="T19_39">jaki</text:span><text:span text:style-name="T19_40"><text:s/></text:span><text:span text:style-name="T19_41">jest</text:span><text:span text:style-name="T19_42"><text:s/></text:span><text:span text:style-name="T19_43">sens</text:span><text:span text:style-name="T19_44"><text:s/></text:span><text:span text:style-name="T19_45">wskrzeszać</text:span><text:span text:style-name="T19_46"><text:s/></text:span><text:span text:style-name="T19_47">upadłe</text:span><text:span text:style-name="T19_48"><text:s/></text:span><text:span text:style-name="T19_49">fandomy</text:span><text:span text:style-name="T19_50"><text:s/></text:span><text:span text:style-name="T19_51">w</text:span><text:span text:style-name="T19_52"><text:s/></text:span><text:span text:style-name="T19_53">dużych</text:span><text:span text:style-name="T19_54"><text:s/></text:span><text:span text:style-name="T19_55">aglomeracjach</text:span><text:span text:style-name="T19_56">?<text:s/></text:span><text:span text:style-name="T19_57">Przecież</text:span><text:span text:style-name="T19_58"><text:s/></text:span><text:span text:style-name="T19_59">co</text:span><text:span text:style-name="T19_60"><text:s/></text:span><text:span text:style-name="T19_61">umarło</text:span><text:span text:style-name="T19_62"><text:s/></text:span><text:span text:style-name="T19_63">to</text:span><text:span text:style-name="T19_64"><text:s/></text:span><text:span text:style-name="T19_65">niech</text:span><text:span text:style-name="T19_66"><text:s/></text:span><text:span text:style-name="T19_67">lepiej</text:span><text:span text:style-name="T19_68"><text:s/></text:span><text:span text:style-name="T19_69">leży</text:span><text:span text:style-name="T19_70"><text:s/></text:span><text:span text:style-name="T19_71">i</text:span><text:span text:style-name="T19_72"><text:s/></text:span><text:span text:style-name="T19_73">nie</text:span><text:span text:style-name="T19_74"><text:s/></text:span><text:span text:style-name="T19_75">wstaje</text:span><text:span text:style-name="T19_76">,<text:s/></text:span><text:span text:style-name="T19_77">bo</text:span><text:span text:style-name="T19_78"><text:s/></text:span><text:span text:style-name="T19_79">trzeba</text:span><text:span text:style-name="T19_80"><text:s/></text:span><text:span text:style-name="T19_81">będzie</text:span><text:span text:style-name="T19_82"><text:s/></text:span><text:span text:style-name="T19_83">wołać</text:span><text:span text:style-name="T19_84"><text:s/></text:span><text:span text:style-name="T19_85">egzorcystę</text:span><text:span text:style-name="T19_86">.</text:span></text:p>
      <text:p text:style-name="P20"/>
      <text:p text:style-name="P21"><text:span text:style-name="T21_1">Aktywne</text:span><text:span text:style-name="T21_2"><text:s/></text:span><text:span text:style-name="T21_3">i</text:span><text:span text:style-name="T21_4"><text:s/></text:span><text:span text:style-name="T21_5">dobrze</text:span><text:span text:style-name="T21_6"><text:s/></text:span><text:span text:style-name="T21_7">zorganizowane</text:span><text:span text:style-name="T21_8"><text:s/></text:span><text:span text:style-name="T21_9">fandomy</text:span><text:span text:style-name="T21_10"><text:s/></text:span><text:span text:style-name="T21_11">to</text:span><text:span text:style-name="T21_12"><text:s/></text:span><text:span text:style-name="T21_13">skarb</text:span><text:span text:style-name="T21_14">.<text:s/></text:span><text:span text:style-name="T21_15">Miejsce</text:span><text:span text:style-name="T21_16">,<text:s/></text:span><text:span text:style-name="T21_17">gdzie</text:span><text:span text:style-name="T21_18"><text:s/></text:span><text:span text:style-name="T21_19">oprócz</text:span><text:span text:style-name="T21_20"><text:s/></text:span><text:span text:style-name="T21_21">wspólnego</text:span><text:span text:style-name="T21_22"><text:s/></text:span><text:span text:style-name="T21_23">doskonalenia</text:span><text:span text:style-name="T21_24"><text:s/></text:span><text:span text:style-name="T21_25">naszej</text:span><text:span text:style-name="T21_26"><text:s/></text:span><text:span text:style-name="T21_27">kucykowej</text:span><text:span text:style-name="T21_28"><text:s/></text:span><text:span text:style-name="T21_29">pasji</text:span><text:span text:style-name="T21_30"><text:s/></text:span><text:span text:style-name="T21_31">możemy</text:span><text:span text:style-name="T21_32"><text:s/></text:span><text:span text:style-name="T21_33">rozwijać</text:span><text:span text:style-name="T21_34"><text:s/></text:span><text:span text:style-name="T21_35">samych</text:span><text:span text:style-name="T21_36"><text:s/></text:span><text:span text:style-name="T21_37">siebie</text:span><text:span text:style-name="T21_38">.<text:s/></text:span><text:span text:style-name="T21_39">Znajdujemy</text:span><text:span text:style-name="T21_40"><text:s/></text:span><text:span text:style-name="T21_41">ludzi</text:span><text:span text:style-name="T21_42"><text:s/></text:span><text:span text:style-name="T21_43">do</text:span><text:span text:style-name="T21_44"><text:s/></text:span><text:span text:style-name="T21_45">współpracy</text:span><text:span text:style-name="T21_46"><text:s/></text:span><text:span text:style-name="T21_47">na</text:span><text:span text:style-name="T21_48"><text:s/></text:span><text:span text:style-name="T21_49">wszystkich</text:span><text:span text:style-name="T21_50"><text:s/></text:span><text:span text:style-name="T21_51">płaszczyznach</text:span><text:span text:style-name="T21_52">,<text:s/></text:span><text:span text:style-name="T21_53">od</text:span><text:span text:style-name="T21_54"><text:s/></text:span><text:span text:style-name="T21_55">pomocy</text:span><text:span text:style-name="T21_56"><text:s/></text:span><text:span text:style-name="T21_57">w</text:span><text:span text:style-name="T21_58"><text:s/></text:span><text:span text:style-name="T21_59">nauce</text:span><text:span text:style-name="T21_60"><text:s/></text:span><text:span text:style-name="T21_61">po</text:span><text:span text:style-name="T21_62"><text:s/></text:span><text:span text:style-name="T21_63">interesy</text:span><text:span text:style-name="T21_64"><text:s/></text:span><text:span text:style-name="T21_65">biznesowe</text:span><text:span text:style-name="T21_66">.<text:s/></text:span></text:p>
      <text:p text:style-name="P22"/>
      <text:p text:style-name="P23"><text:span text:style-name="T23_1">No</text:span><text:span text:style-name="T23_2"><text:s/></text:span><text:span text:style-name="T23_3">i</text:span><text:span text:style-name="T23_4"><text:s/></text:span><text:span text:style-name="T23_5">to</text:span><text:span text:style-name="T23_6"><text:s/></text:span><text:span text:style-name="T23_7">jest</text:span><text:span text:style-name="T23_8"><text:s/></text:span><text:span text:style-name="T23_9">po</text:span><text:span text:style-name="T23_10"><text:s/></text:span><text:span text:style-name="T23_11">prostu</text:span><text:span text:style-name="T23_12"><text:s/></text:span><text:span text:style-name="T23_13">piękne</text:span><text:span text:style-name="T23_14">,<text:s/></text:span><text:span text:style-name="T23_15">jeśli</text:span><text:span text:style-name="T23_16"><text:s/></text:span><text:span text:style-name="T23_17">uda</text:span><text:span text:style-name="T23_18"><text:s/></text:span><text:span text:style-name="T23_19">nam</text:span><text:span text:style-name="T23_20"><text:s/></text:span><text:span text:style-name="T23_21">się</text:span><text:span text:style-name="T23_22"><text:s/></text:span><text:span text:style-name="T23_23">stworzyć</text:span><text:span text:style-name="T23_24"><text:s/></text:span><text:span text:style-name="T23_25">razem</text:span><text:span text:style-name="T23_26"><text:s/></text:span><text:span text:style-name="T23_27">coś</text:span><text:span text:style-name="T23_28"><text:s/></text:span><text:span text:style-name="T23_29">dużego</text:span><text:span text:style-name="T23_30">.<text:s/></text:span><text:span text:style-name="T23_31">Obojętne</text:span><text:span text:style-name="T23_32">,<text:s/></text:span><text:span text:style-name="T23_33">czy</text:span><text:span text:style-name="T23_34"><text:s/></text:span><text:span text:style-name="T23_35">to</text:span><text:span text:style-name="T23_36"><text:s/></text:span><text:span text:style-name="T23_37">fanfik</text:span><text:span text:style-name="T23_38">,<text:s/></text:span><text:span text:style-name="T23_39">czy</text:span><text:span text:style-name="T23_40"><text:s/></text:span><text:span text:style-name="T23_41">to</text:span><text:span text:style-name="T23_42"><text:s/></text:span><text:span text:style-name="T23_43">jakaś</text:span><text:span text:style-name="T23_44"><text:s/></text:span><text:span text:style-name="T23_45">działalność</text:span><text:span text:style-name="T23_46"><text:s/></text:span><text:span text:style-name="T23_47">charytatywna</text:span><text:span text:style-name="T23_48">.<text:s/></text:span><text:span text:style-name="T23_49">Jednak</text:span><text:span text:style-name="T23_50"><text:s/></text:span><text:span text:style-name="T23_51">do</text:span><text:span text:style-name="T23_52"><text:s/></text:span><text:span text:style-name="T23_53">tego</text:span><text:span text:style-name="T23_54"><text:s/></text:span><text:span text:style-name="T23_55">potrzeba</text:span><text:span text:style-name="T23_56"><text:s/></text:span><text:span text:style-name="T23_57">wspólnoty</text:span><text:span text:style-name="T23_58">.</text:span></text:p>
      <text:p text:style-name="P24"/>
      <text:p text:style-name="P25"><text:span text:style-name="T25_1">Którą</text:span><text:span text:style-name="T25_2"><text:s/></text:span><text:span text:style-name="T25_3">może</text:span><text:span text:style-name="T25_4"><text:s/></text:span><text:span text:style-name="T25_5">zainicjować</text:span><text:span text:style-name="T25_6"><text:s/></text:span><text:span text:style-name="T25_7">oficer</text:span><text:span text:style-name="T25_8">.<text:s/></text:span><text:span text:style-name="T25_9">Ogarnięty</text:span><text:span text:style-name="T25_10"><text:s/></text:span><text:span text:style-name="T25_11">broniacz</text:span><text:span text:style-name="T25_12"><text:s/></text:span><text:span text:style-name="T25_13">z</text:span><text:span text:style-name="T25_14"><text:s/></text:span><text:span text:style-name="T25_15">wizją</text:span><text:span text:style-name="T25_16">,<text:s/></text:span><text:span text:style-name="T25_17">chęciami</text:span><text:span text:style-name="T25_18"><text:s/></text:span><text:span text:style-name="T25_19">i</text:span><text:span text:style-name="T25_20"><text:s/></text:span><text:span text:style-name="T25_21">odrobiną</text:span><text:span text:style-name="T25_22"><text:s/></text:span><text:span text:style-name="T25_23">wolnego</text:span><text:span text:style-name="T25_24"><text:s/></text:span><text:span text:style-name="T25_25">czasu</text:span><text:span text:style-name="T25_26">.<text:s/></text:span><text:span text:style-name="T25_27">Ktoś</text:span><text:span text:style-name="T25_28">,<text:s/></text:span><text:span text:style-name="T25_29">kto</text:span><text:span text:style-name="T25_30"><text:s/></text:span><text:span text:style-name="T25_31">pokaże</text:span><text:span text:style-name="T25_32"><text:s/></text:span><text:span text:style-name="T25_33">co</text:span><text:span text:style-name="T25_34"><text:s/></text:span><text:span text:style-name="T25_35">robić</text:span><text:span text:style-name="T25_36">,<text:s/></text:span><text:span text:style-name="T25_37">da</text:span><text:span text:style-name="T25_38"><text:s/></text:span><text:span text:style-name="T25_39">impuls</text:span><text:span text:style-name="T25_40"><text:s/></text:span><text:span text:style-name="T25_41">do</text:span><text:span text:style-name="T25_42"><text:s/></text:span><text:span text:style-name="T25_43">rozpoczęcia</text:span><text:span text:style-name="T25_44"><text:s/></text:span><text:span text:style-name="T25_45">pracy</text:span><text:span text:style-name="T25_46"><text:s/></text:span><text:span text:style-name="T25_47">i</text:span><text:span text:style-name="T25_48"><text:s/></text:span><text:span text:style-name="T25_49">zachęci</text:span><text:span text:style-name="T25_50"><text:s/></text:span><text:span text:style-name="T25_51">do</text:span><text:span text:style-name="T25_52"><text:s/></text:span><text:span text:style-name="T25_53">niej</text:span><text:span text:style-name="T25_54">.<text:s/></text:span><text:span text:style-name="T25_55">To</text:span><text:span text:style-name="T25_56"><text:s/></text:span><text:span text:style-name="T25_57">osoba</text:span><text:span text:style-name="T25_58"><text:s/></text:span><text:span text:style-name="T25_59">zawsze</text:span><text:span text:style-name="T25_60"><text:s/></text:span><text:span text:style-name="T25_61">godna</text:span><text:span text:style-name="T25_62"><text:s/></text:span><text:span text:style-name="T25_63">szacunku</text:span><text:span text:style-name="T25_64">.</text:span></text:p>
      <text:p text:style-name="P26"/>
      <text:p text:style-name="P27"><text:span text:style-name="T27_1">Życzę</text:span><text:span text:style-name="T27_2"><text:s/></text:span><text:span text:style-name="T27_3">każdemu</text:span><text:span text:style-name="T27_4"><text:s/></text:span><text:span text:style-name="T27_5">fandomowi</text:span><text:span text:style-name="T27_6"><text:s/></text:span><text:span text:style-name="T27_7">w</text:span><text:span text:style-name="T27_8"><text:s/></text:span><text:span text:style-name="T27_9">Polsce</text:span><text:span text:style-name="T27_10">,<text:s/></text:span><text:span text:style-name="T27_11">aby</text:span><text:span text:style-name="T27_12"><text:s/></text:span><text:span text:style-name="T27_13">taki</text:span><text:span text:style-name="T27_14"><text:s/></text:span><text:span text:style-name="T27_15">się</text:span><text:span text:style-name="T27_16"><text:s/></text:span><text:span text:style-name="T27_17">znalazł</text:span><text:span text:style-name="T27_18">.<text:s/></text:span><text:span text:style-name="T27_19">W</text:span><text:span text:style-name="T27_20"><text:s/></text:span><text:span text:style-name="T27_21">Tribrony</text:span><text:span text:style-name="T27_22"><text:s/></text:span><text:span text:style-name="T27_23">to</text:span><text:span text:style-name="T27_24"><text:s/></text:span><text:span text:style-name="T27_25">się</text:span><text:span text:style-name="T27_26"><text:s/></text:span><text:span text:style-name="T27_27">zdecydowanie</text:span><text:span text:style-name="T27_28"><text:s/></text:span><text:span text:style-name="T27_29">opłaciło</text:span><text:span text:style-name="T27_30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